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3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4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5" style:parent-style-name="Sinespaciado" style:family="paragraph">
      <style:text-properties fo:font-weight="bold" style:font-weight-asian="bold" fo:font-size="14pt" style:font-size-asian="14pt" style:font-size-complex="14pt"/>
    </style:style>
    <style:style style:name="T6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7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8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9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0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11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12" style:parent-style-name="Sinespaciado" style:family="paragraph">
      <style:text-properties fo:font-weight="bold" style:font-weight-asian="bold" fo:font-size="14pt" style:font-size-asian="14pt" style:font-size-complex="14pt"/>
    </style:style>
    <style:style style:name="T13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4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15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6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7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18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19" style:parent-style-name="Sinespaciado" style:family="paragraph">
      <style:text-properties fo:font-weight="bold" style:font-weight-asian="bold" fo:font-size="14pt" style:font-size-asian="14pt" style:font-size-complex="14pt"/>
    </style:style>
    <style:style style:name="T20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21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22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23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24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25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26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27" style:parent-style-name="Fuentedepárrafopredeter." style:family="text">
      <style:text-properties style:font-name="Wingdings" style:font-name-asian="Wingdings" style:font-name-complex="Wingdings" fo:font-weight="bold" style:font-weight-asian="bold" fo:font-size="14pt" style:font-size-asian="14pt" style:font-size-complex="14pt"/>
    </style:style>
    <style:style style:name="T28" style:parent-style-name="Fuentedepárrafopredeter.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span text:style-name="T2">DAL <text:s/></text:span><text:span text:style-name="T3"></text:span><text:span text:style-name="T4"><text:s/>ENTITY</text:span></text:p>
      <text:p text:style-name="P5"/>
      <text:p text:style-name="Sinespaciado"><text:span text:style-name="T6">BLL <text:s/></text:span><text:span text:style-name="T7"></text:span><text:span text:style-name="T8"><text:s/>DAL</text:span></text:p>
      <text:p text:style-name="Sinespaciado"><text:span text:style-name="T9">BLL<text:s/></text:span><text:span text:style-name="T10"></text:span><text:span text:style-name="T11"><text:s/>ENTITY</text:span></text:p>
      <text:p text:style-name="P12"/>
      <text:p text:style-name="Sinespaciado"><text:span text:style-name="T13">IOC<text:s/></text:span><text:span text:style-name="T14"></text:span><text:span text:style-name="T15"><text:s/>BLL</text:span></text:p>
      <text:p text:style-name="Sinespaciado"><text:span text:style-name="T16">IOC<text:s/></text:span><text:span text:style-name="T17"></text:span><text:span text:style-name="T18"><text:s/>DAL</text:span></text:p>
      <text:p text:style-name="P19"/>
      <text:p text:style-name="Sinespaciado"><text:span text:style-name="T20">APLICACIONWEB<text:s/></text:span><text:span text:style-name="T21"></text:span><text:span text:style-name="T22"><text:s/>BLL</text:span></text:p>
      <text:p text:style-name="Sinespaciado"><text:span text:style-name="T23">APLICACIONWEB<text:s/></text:span><text:span text:style-name="T24"></text:span><text:span text:style-name="T25"><text:s/>ENTITY</text:span></text:p>
      <text:p text:style-name="Sinespaciado"><text:span text:style-name="T26">APLICACIONWEB<text:s/></text:span><text:span text:style-name="T27"></text:span><text:span text:style-name="T28"><text:s/>IOC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-J</meta:initial-creator>
    <dc:creator>J-J</dc:creator>
    <meta:creation-date>2025-05-17T01:50:00Z</meta:creation-date>
    <dc:date>2025-05-17T04:40:00Z</dc:date>
    <meta:template xlink:href="Normal" xlink:type="simple"/>
    <meta:editing-cycles>1</meta:editing-cycles>
    <meta:editing-duration>PT10200S</meta:editing-duration>
    <meta:document-statistic meta:page-count="1" meta:paragraph-count="1" meta:word-count="19" meta:character-count="124" meta:row-count="1" meta:non-whitespace-character-count="106"/>
  </office:meta>
</office:document-meta>
</file>